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style:text-underline-style="none" fo:font-weight="bold" officeooo:rsid="0000afcb" officeooo:paragraph-rsid="0041f666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Segoe UI" fo:font-size="10pt" fo:font-style="normal" style:text-underline-style="none" fo:font-weight="normal" officeooo:rsid="0014545f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Segoe UI" fo:font-size="10pt" fo:font-style="normal" style:text-underline-style="none" fo:font-weight="normal" officeooo:rsid="0014545f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Segoe UI" fo:font-size="10pt" fo:font-style="normal" style:text-underline-style="none" fo:font-weight="normal" officeooo:rsid="002e4947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text-properties style:font-name="Segoe UI" fo:font-size="10pt" fo:font-style="italic" style:text-underline-style="none" fo:font-weight="normal" officeooo:rsid="00060897" officeooo:paragraph-rsid="002fad1b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 style:list-style-name="L1">
      <style:text-properties officeooo:paragraph-rsid="002bae63"/>
    </style:style>
    <style:style style:name="P30" style:family="paragraph" style:parent-style-name="Standard" style:list-style-name="L1">
      <style:text-properties officeooo:paragraph-rsid="002fad1b"/>
    </style:style>
    <style:style style:name="P31" style:family="paragraph" style:parent-style-name="Standard" style:list-style-name="L1">
      <style:text-properties officeooo:paragraph-rsid="004e9edb"/>
    </style:style>
    <style:style style:name="P32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4a1461" officeooo:paragraph-rsid="004a146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14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15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4e9ed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16">
      <style:text-properties style:font-name="Segoe UI" fo:font-size="10pt" fo:font-style="normal" style:text-underline-style="solid" style:text-underline-width="auto" style:text-underline-color="font-color" fo:font-weight="bold" officeooo:rsid="002bae63" officeooo:paragraph-rsid="004e9edb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4e9edb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5">
      <style:text-properties style:font-name="Segoe UI" fo:font-size="10pt" fo:font-style="normal" style:text-underline-style="none" fo:font-weight="normal" officeooo:rsid="003eb0d8" officeooo:paragraph-rsid="003eb0d8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16">
      <style:text-properties style:font-name="Segoe UI" fo:font-size="10pt" fo:font-style="normal" style:text-underline-style="none" fo:font-weight="normal" officeooo:rsid="002bae63" officeooo:paragraph-rsid="004e9edb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1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list-style-name="L1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text-properties style:font-name="Segoe UI" fo:font-size="10pt" fo:font-style="normal" style:text-underline-style="none" fo:font-weight="normal" officeooo:rsid="0014545f" officeooo:paragraph-rsid="004e9edb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text-properties style:font-name="Segoe UI" fo:font-size="10pt" fo:font-style="normal" style:text-underline-style="none" fo:font-weight="bold" officeooo:rsid="0000afcb" officeooo:paragraph-rsid="004e9edb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Standard" style:list-style-name="L16">
      <style:text-properties style:font-name="Segoe UI" fo:font-size="10pt" fo:font-style="normal" style:text-underline-style="none" fo:font-weight="bold" officeooo:rsid="004f4a72" officeooo:paragraph-rsid="004f4a72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Standard" style:list-style-name="L13">
      <style:text-properties style:font-name="Segoe UI" fo:font-size="10pt" style:text-underline-style="none" fo:font-weight="bold" officeooo:rsid="0000afcb" officeooo:paragraph-rsid="004516ab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Segoe UI" fo:font-size="10pt" style:text-underline-style="none" fo:font-weight="bold" officeooo:rsid="0000afcb" officeooo:paragraph-rsid="004e9edb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69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0" style:family="paragraph" style:parent-style-name="Standard">
      <style:text-properties style:font-name="Segoe UI" fo:font-size="14pt" fo:font-weight="bold" officeooo:rsid="0000afcb" officeooo:paragraph-rsid="004e9edb" style:font-size-asian="12.25pt" style:font-weight-asian="bold" style:font-size-complex="14pt" style:font-weight-complex="bold"/>
    </style:style>
    <style:style style:name="P71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72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73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74" style:family="paragraph" style:parent-style-name="Standard">
      <style:text-properties style:font-name="Segoe UI" fo:font-size="12pt" style:text-underline-style="none" fo:font-weight="bold" officeooo:rsid="0000afcb" officeooo:paragraph-rsid="004e9edb" style:font-size-asian="12.25pt" style:font-weight-asian="bold" style:font-size-complex="14pt" style:font-weight-complex="bold"/>
    </style:style>
    <style:style style:name="P75" style:family="paragraph" style:parent-style-name="Standard" style:list-style-name="L3"/>
    <style:style style:name="P76" style:family="paragraph" style:parent-style-name="Standard" style:list-style-name="L3">
      <style:text-properties officeooo:paragraph-rsid="00283fb8"/>
    </style:style>
    <style:style style:name="P77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8" style:family="paragraph" style:parent-style-name="Standard" style:list-style-name="L8">
      <style:text-properties officeooo:paragraph-rsid="002bae63"/>
    </style:style>
    <style:style style:name="P79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47092b" style:font-style-asian="normal" style:font-style-complex="normal"/>
    </style:style>
    <style:style style:name="P80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81" style:family="paragraph" style:parent-style-name="Standard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82" style:family="paragraph" style:parent-style-name="Standard" style:list-style-name="L8">
      <style:text-properties fo:font-style="normal" style:text-underline-style="none" officeooo:rsid="002bae63" officeooo:paragraph-rsid="0047092b" style:font-style-asian="normal" style:font-style-complex="normal"/>
    </style:style>
    <style:style style:name="P83" style:family="paragraph" style:parent-style-name="Standard" style:list-style-name="L8">
      <style:text-properties fo:font-style="normal" style:text-underline-style="none" officeooo:rsid="002bae63" officeooo:paragraph-rsid="002bae63" style:font-style-asian="normal" style:font-style-complex="normal"/>
    </style:style>
    <style:style style:name="P84" style:family="paragraph" style:parent-style-name="Standard" style:list-style-name="L11">
      <style:text-properties officeooo:paragraph-rsid="002fad1b"/>
    </style:style>
    <style:style style:name="P85" style:family="paragraph" style:parent-style-name="Standard" style:list-style-name="L11">
      <style:text-properties officeooo:paragraph-rsid="004516ab"/>
    </style:style>
    <style:style style:name="P86" style:family="paragraph" style:parent-style-name="Standard" style:list-style-name="L16">
      <style:text-properties officeooo:paragraph-rsid="004e9ed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101041"/>
    </style:style>
    <style:style style:name="T8" style:family="text">
      <style:text-properties style:text-underline-style="solid" style:text-underline-width="auto" style:text-underline-color="font-color" officeooo:rsid="0011bad6"/>
    </style:style>
    <style:style style:name="T9" style:family="text">
      <style:text-properties style:text-underline-style="solid" style:text-underline-width="auto" style:text-underline-color="font-color" officeooo:rsid="00127e04"/>
    </style:style>
    <style:style style:name="T10" style:family="text">
      <style:text-properties style:text-underline-style="solid" style:text-underline-width="auto" style:text-underline-color="font-color" officeooo:rsid="0014545f"/>
    </style:style>
    <style:style style:name="T11" style:family="text">
      <style:text-properties style:text-underline-style="solid" style:text-underline-width="auto" style:text-underline-color="font-color" officeooo:rsid="001982d8"/>
    </style:style>
    <style:style style:name="T12" style:family="text">
      <style:text-properties style:text-underline-style="solid" style:text-underline-width="auto" style:text-underline-color="font-color" officeooo:rsid="001b6952"/>
    </style:style>
    <style:style style:name="T13" style:family="text">
      <style:text-properties style:text-underline-style="solid" style:text-underline-width="auto" style:text-underline-color="font-color" officeooo:rsid="001f01e6"/>
    </style:style>
    <style:style style:name="T14" style:family="text">
      <style:text-properties style:text-underline-style="solid" style:text-underline-width="auto" style:text-underline-color="font-color" officeooo:rsid="002bae63"/>
    </style:style>
    <style:style style:name="T15" style:family="text">
      <style:text-properties style:text-underline-style="solid" style:text-underline-width="auto" style:text-underline-color="font-color" officeooo:rsid="002d8daf"/>
    </style:style>
    <style:style style:name="T16" style:family="text">
      <style:text-properties style:text-underline-style="solid" style:text-underline-width="auto" style:text-underline-color="font-color" officeooo:rsid="002fad1b"/>
    </style:style>
    <style:style style:name="T17" style:family="text">
      <style:text-properties style:text-underline-style="solid" style:text-underline-width="auto" style:text-underline-color="font-color" officeooo:rsid="00312a45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60897"/>
    </style:style>
    <style:style style:name="T20" style:family="text">
      <style:text-properties style:text-underline-style="none" officeooo:rsid="0006403f"/>
    </style:style>
    <style:style style:name="T21" style:family="text">
      <style:text-properties style:text-underline-style="none" officeooo:rsid="00067cd3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officeooo:rsid="000e69cb"/>
    </style:style>
    <style:style style:name="T24" style:family="text">
      <style:text-properties style:text-underline-style="none" officeooo:rsid="00101041"/>
    </style:style>
    <style:style style:name="T25" style:family="text">
      <style:text-properties style:text-underline-style="none" officeooo:rsid="0011bad6"/>
    </style:style>
    <style:style style:name="T26" style:family="text">
      <style:text-properties style:text-underline-style="none" officeooo:rsid="0009e6a9"/>
    </style:style>
    <style:style style:name="T27" style:family="text">
      <style:text-properties style:text-underline-style="none" officeooo:rsid="00127e04"/>
    </style:style>
    <style:style style:name="T28" style:family="text">
      <style:text-properties style:text-underline-style="none" officeooo:rsid="0014545f"/>
    </style:style>
    <style:style style:name="T29" style:family="text">
      <style:text-properties style:text-underline-style="none" officeooo:rsid="001982d8"/>
    </style:style>
    <style:style style:name="T30" style:family="text">
      <style:text-properties style:text-underline-style="none" officeooo:rsid="001b6952"/>
    </style:style>
    <style:style style:name="T31" style:family="text">
      <style:text-properties style:text-underline-style="none" officeooo:rsid="001f01e6"/>
    </style:style>
    <style:style style:name="T32" style:family="text">
      <style:text-properties style:text-underline-style="none" officeooo:rsid="002bae63"/>
    </style:style>
    <style:style style:name="T33" style:family="text">
      <style:text-properties style:text-underline-style="none" officeooo:rsid="002fad1b"/>
    </style:style>
    <style:style style:name="T34" style:family="text">
      <style:text-properties style:text-underline-style="none" officeooo:rsid="00312a45"/>
    </style:style>
    <style:style style:name="T35" style:family="text">
      <style:text-properties style:text-underline-style="none" officeooo:rsid="004516ab"/>
    </style:style>
    <style:style style:name="T36" style:family="text">
      <style:text-properties style:text-underline-style="none" officeooo:rsid="004af58a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2f7df7" style:font-weight-asian="normal" style:font-weight-complex="normal"/>
    </style:style>
    <style:style style:name="T39" style:family="text">
      <style:text-properties style:text-underline-style="none" officeooo:rsid="002f7df7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4e78f" style:font-style-asian="italic" style:font-style-complex="italic"/>
    </style:style>
    <style:style style:name="T43" style:family="text">
      <style:text-properties fo:font-style="italic" officeooo:rsid="002d8daf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color="#000000" fo:font-size="12pt" fo:font-style="normal" style:font-size-asian="12pt" style:font-style-asian="normal"/>
    </style:style>
    <style:style style:name="T46" style:family="text">
      <style:text-properties fo:color="#000000" fo:font-size="12pt" fo:font-style="normal" officeooo:rsid="0002d49d" style:font-size-asian="12pt" style:font-style-asian="normal"/>
    </style:style>
    <style:style style:name="T47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8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9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51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2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4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5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6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8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9" style:family="text">
      <style:text-properties officeooo:rsid="00060897"/>
    </style:style>
    <style:style style:name="T60" style:family="text">
      <style:text-properties officeooo:rsid="0006403f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a28b0" style:font-weight-asian="bold" style:font-weight-complex="bold"/>
    </style:style>
    <style:style style:name="T63" style:family="text">
      <style:text-properties fo:font-weight="bold" officeooo:rsid="0024e78f" style:font-weight-asian="bold" style:font-weight-complex="bold"/>
    </style:style>
    <style:style style:name="T64" style:family="text">
      <style:text-properties fo:font-weight="bold" officeooo:rsid="002d8daf" style:font-weight-asian="bold" style:font-weight-complex="bold"/>
    </style:style>
    <style:style style:name="T65" style:family="text">
      <style:text-properties officeooo:rsid="00067cd3"/>
    </style:style>
    <style:style style:name="T66" style:family="text">
      <style:text-properties officeooo:rsid="000a28b0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127e04" style:font-weight-asian="normal" style:font-weight-complex="normal"/>
    </style:style>
    <style:style style:name="T69" style:family="text">
      <style:text-properties fo:font-weight="normal" officeooo:rsid="002f7df7" style:font-weight-asian="normal" style:font-weight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347db8" style:font-style-asian="normal" style:font-style-complex="normal"/>
    </style:style>
    <style:style style:name="T72" style:family="text">
      <style:text-properties fo:font-style="normal" officeooo:rsid="0014545f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5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76" style:family="text">
      <style:text-properties fo:font-style="normal" style:text-underline-style="solid" style:text-underline-width="auto" style:text-underline-color="font-color" fo:font-weight="normal" officeooo:rsid="00347db8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solid" style:text-underline-width="auto" style:text-underline-color="font-color" fo:font-weight="normal" officeooo:rsid="0014545f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style:font-style-asian="normal" style:font-style-complex="normal"/>
    </style:style>
    <style:style style:name="T7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fo:font-weight="normal" officeooo:rsid="00345374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47db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14545f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4516ab" style:font-style-asian="normal" style:font-weight-asian="normal" style:font-style-complex="normal" style:font-weight-complex="normal"/>
    </style:style>
    <style:style style:name="T84" style:family="text">
      <style:text-properties officeooo:rsid="00127e04"/>
    </style:style>
    <style:style style:name="T85" style:family="text">
      <style:text-properties officeooo:rsid="001982d8"/>
    </style:style>
    <style:style style:name="T86" style:family="text">
      <style:text-properties officeooo:rsid="0024e78f"/>
    </style:style>
    <style:style style:name="T87" style:family="text">
      <style:text-properties officeooo:rsid="00264f91"/>
    </style:style>
    <style:style style:name="T88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Segoe UI" fo:font-size="10pt" fo:font-style="normal" style:text-underline-style="none" fo:font-weight="normal" officeooo:rsid="004516ab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Segoe UI" fo:font-size="10pt" fo:font-style="normal" style:text-underline-style="none" fo:font-weight="normal" officeooo:rsid="0047092b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09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10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11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12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3" style:family="text">
      <style:text-properties style:font-name="Segoe UI" fo:font-size="10pt" fo:font-style="italic" fo:font-weight="normal" officeooo:rsid="00158aca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15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16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17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18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19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20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21" style:family="text">
      <style:text-properties style:font-name="Segoe UI" fo:font-size="10pt" style:text-underline-style="none" fo:font-weight="normal" officeooo:rsid="00329eb8" style:font-size-asian="10pt" style:font-weight-asian="normal" style:font-size-complex="10pt" style:font-weight-complex="normal"/>
    </style:style>
    <style:style style:name="T122" style:family="text">
      <style:text-properties style:font-name="Segoe UI" fo:font-size="10pt" style:text-underline-style="none" fo:font-weight="normal" officeooo:rsid="004516ab" style:font-size-asian="10pt" style:font-weight-asian="normal" style:font-size-complex="10pt" style:font-weight-complex="normal"/>
    </style:style>
    <style:style style:name="T123" style:family="text">
      <style:text-properties style:font-name="Segoe UI" fo:font-size="10pt" style:text-underline-style="none" fo:font-weight="normal" officeooo:rsid="0047092b" style:font-size-asian="10pt" style:font-weight-asian="normal" style:font-size-complex="10pt" style:font-weight-complex="normal"/>
    </style:style>
    <style:style style:name="T124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25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26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27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28" style:family="text">
      <style:text-properties style:font-name="Segoe UI" fo:font-size="10pt" style:text-underline-style="solid" style:text-underline-width="auto" style:text-underline-color="font-color" fo:font-weight="normal" officeooo:rsid="00329eb8" style:font-size-asian="10pt" style:font-weight-asian="normal" style:font-size-complex="10pt" style:font-weight-complex="normal"/>
    </style:style>
    <style:style style:name="T129" style:family="text">
      <style:text-properties style:font-name="Segoe UI" fo:font-size="10pt" style:text-underline-style="solid" style:text-underline-width="auto" style:text-underline-color="font-color" fo:font-weight="normal" officeooo:rsid="00158aca" style:font-size-asian="10pt" style:font-weight-asian="normal" style:font-size-complex="10pt" style:font-weight-complex="normal"/>
    </style:style>
    <style:style style:name="T130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31" style:family="text">
      <style:text-properties style:font-name="Segoe UI" fo:font-size="10pt" fo:font-weight="normal" officeooo:rsid="00158aca" style:font-size-asian="10pt" style:font-weight-asian="normal" style:font-size-complex="10pt" style:font-weight-complex="normal"/>
    </style:style>
    <style:style style:name="T132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33" style:family="text">
      <style:text-properties style:font-name="Segoe UI" fo:font-size="10pt" fo:font-weight="bold" officeooo:rsid="00158aca" style:font-size-asian="10pt" style:font-weight-asian="bold" style:font-size-complex="10pt" style:font-weight-complex="bold"/>
    </style:style>
    <style:style style:name="T134" style:family="text">
      <style:text-properties officeooo:rsid="002d8daf"/>
    </style:style>
    <style:style style:name="T135" style:family="text">
      <style:text-properties officeooo:rsid="004e9e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5">Pre-condizioni </text:span><text:span text:style-name="T46">generali </text:span><text:span text:style-name="T45">: </text:span><text:span text:style-name="T50">L’attore è identificato con un’istanza </text:span><text:span text:style-name="T56">ch</text:span><text:span text:style-name="T52"> di Chef</text:span><text:span text:style-name="T49"> ed esiste almeno un’</text:span><text:span text:style-name="T55">istanza di</text:span><text:span text:style-name="T49"> </text:span><text:span text:style-name="T55">E</text:span><text:span text:style-name="T49">vento </text:span><text:span text:style-name="T58">e</text:span><text:span text:style-name="T54"> tale che </text:span><text:span text:style-name="T58">e</text:span><text:span text:style-name="T54"> </text:span><text:span text:style-name="T48">è</text:span><text:span text:style-name="T54"> </text:span><text:span text:style-name="T47">assegnato a</text:span><text:span text:style-name="T53"> </text:span><text:span text:style-name="T57">ch</text:span><text:span text:style-name="T54"> </text:span><text:span text:style-name="T51">in</text:span><text:span text:style-name="T49"> corso affidatogli.</text:span></text:p>
      <text:p text:style-name="P25"/>
      <text:p text:style-name="P2"/>
      <text:p text:style-name="P1"/>
      <text:p text:style-name="P1"><text:span text:style-name="T59">1</text:span>. <text:span text:style-name="T59">apriFoglioRiepilogativo</text:span>(<text:span text:style-name="T5">evento</text:span><text:span text:style-name="T23"> : Evento, </text:span><text:span text:style-name="T5">servizio</text:span><text:span text:style-name="T23"> : Servizio</text:span><text:span text:style-name="T18">)</text:span></text:p>
      <text:p text:style-name="P8"/>
      <text:p text:style-name="P12">Pre-condizioni :</text:p>
      <text:list xml:id="list1272876404" text:style-name="L1">
        <text:list-item>
          <text:p text:style-name="P32">evento<text:span text:style-name="T18"> </text:span><text:span text:style-name="T22">è assegnato a </text:span><text:span text:style-name="T40">ch</text:span></text:p>
        </text:list-item>
        <text:list-item>
          <text:p text:style-name="P33">evento<text:span text:style-name="T18"> </text:span><text:span text:style-name="T22">prevede</text:span><text:span text:style-name="T18"> </text:span>servizio</text:p>
        </text:list-item>
        <text:list-item>
          <text:p text:style-name="P34">servizio<text:span text:style-name="T18">.menu approvato = </text:span><text:span text:style-name="T36">true</text:span></text:p>
        </text:list-item>
      </text:list>
      <text:p text:style-name="P18"/>
      <text:p text:style-name="P12">Post-condizioni : </text:p>
      <text:list xml:id="list3598789809" text:style-name="L2">
        <text:list-item>
          <text:p text:style-name="P60"><text:span text:style-name="T70">Se esiste in memoria un FoglioRiepilogativo tale che </text:span><text:span text:style-name="T73">si riferisca a </text:span><text:span text:style-name="T74">servizio</text:span><text:span text:style-name="T70"> e </text:span>ch<text:span text:style-name="T70"> lo </text:span><text:span text:style-name="T73">gestisce</text:span><text:span text:style-name="T70">, è stata creata una istanza </text:span>foglio<text:span text:style-name="T70"> avente le informazioni memorizzate</text:span></text:p>
        </text:list-item>
        <text:list-item>
          <text:p text:style-name="P40">Altrimenti</text:p>
          <text:list>
            <text:list-item>
              <text:p text:style-name="P41">è stata creata una nuova istanza <text:span text:style-name="T41">foglio</text:span> di FoglioRiepilogativo</text:p>
            </text:list-item>
            <text:list-item>
              <text:p text:style-name="P61">foglio<text:span text:style-name="T70"> </text:span><text:span text:style-name="T73">si riferisce a </text:span><text:span text:style-name="T74">servizio</text:span></text:p>
            </text:list-item>
            <text:list-item>
              <text:p text:style-name="P61">ch <text:span text:style-name="T73">gestisce</text:span><text:span text:style-name="T70"> </text:span>foglio</text:p>
            </text:list-item>
            <text:list-item>
              <text:p text:style-name="P42">dato il Menù <text:span text:style-name="T41">m</text:span> <text:span text:style-name="T61">in uso in</text:span> <text:span text:style-name="T1">servizio</text:span>, per ogni Mansione di Cucina <text:span text:style-name="T41">man</text:span> che <text:span text:style-name="T61">/serve per </text:span><text:span text:style-name="T41">m</text:span></text:p>
              <text:p text:style-name="P42">è stata creata un’istanza <text:span text:style-name="T41">compito</text:span> di Compito, <text:span text:style-name="T41">compito</text:span> <text:span text:style-name="T61">realizza</text:span> <text:span text:style-name="T41">man</text:span> e <text:span text:style-name="T42">foglio</text:span><text:span text:style-name="T86"> </text:span><text:span text:style-name="T63">elenca</text:span><text:span text:style-name="T86"> </text:span><text:span text:style-name="T42">compito</text:span></text:p>
            </text:list-item>
          </text:list>
        </text:list-item>
      </text:list>
      <text:p text:style-name="P3"/>
      <text:p text:style-name="P4"/>
      <text:p text:style-name="P4"/>
      <text:p text:style-name="P4"/>
      <text:p text:style-name="P4"><text:span text:style-name="T60">1a</text:span>.<text:span text:style-name="T60">1</text:span> <text:span text:style-name="T60">ripristinaFoglio</text:span>(<text:span text:style-name="T2">foglio</text:span><text:span text:style-name="T19"> : </text:span><text:span text:style-name="T20">FoglioRiepilogativo</text:span><text:span text:style-name="T18">)</text:span></text:p>
      <text:p text:style-name="P9"/>
      <text:p text:style-name="P13">Pre-condizioni :</text:p>
      <text:list xml:id="list214339098317184" text:continue-list="list1272876404" text:style-name="L1">
        <text:list-item>
          <text:p text:style-name="P43">sono stat<text:span text:style-name="T87">e</text:span> <text:span text:style-name="T87">aperte</text:span> una o più istanze di FoglioRiepilogativo comprendenti <text:span text:style-name="T1">foglio</text:span> </text:p>
        </text:list-item>
      </text:list>
      <text:p text:style-name="P19"/>
      <text:p text:style-name="P13">Post-condizioni : </text:p>
      <text:list xml:id="list1738395468" text:style-name="L3">
        <text:list-item>
          <text:p text:style-name="P51">dato il Menù <text:span text:style-name="T41">m</text:span> <text:span text:style-name="T61">in uso nel</text:span> Servizio a cui <text:span text:style-name="T61">si riferisce </text:span><text:span text:style-name="T1">foglio</text:span> </text:p>
          <text:list>
            <text:list-item>
              <text:p text:style-name="P76"><text:span text:style-name="T89">per ogni Mansione di Cucina </text:span><text:span text:style-name="T108">man</text:span><text:span text:style-name="T89"> tale che </text:span><text:span text:style-name="T108">man</text:span><text:span text:style-name="T89"> </text:span><text:span text:style-name="T100">non</text:span><text:span text:style-name="T89"> </text:span><text:span text:style-name="T100">/serve per</text:span><text:span text:style-name="T89"> </text:span><text:span text:style-name="T108">m</text:span><text:span text:style-name="T89"> e per ogni Compito </text:span><text:span text:style-name="T108">compito</text:span><text:span text:style-name="T89"> tale che </text:span><text:span text:style-name="T108">compito</text:span><text:span text:style-name="T89"> </text:span><text:span text:style-name="T100">realizza</text:span><text:span text:style-name="T89"> </text:span><text:span text:style-name="T108">man</text:span><text:span text:style-name="T89">, </text:span><text:span text:style-name="T108">compito</text:span><text:span text:style-name="T89"> è eliminato</text:span></text:p>
            </text:list-item>
            <text:list-item>
              <text:p text:style-name="P75"><text:span text:style-name="T89">per ogni Mansione di Cucina </text:span><text:span text:style-name="T108">man</text:span><text:span text:style-name="T89"> tale che </text:span><text:span text:style-name="T108">man</text:span><text:span text:style-name="T89"> </text:span><text:span text:style-name="T100">serve per</text:span><text:span text:style-name="T89"> </text:span><text:span text:style-name="T108">m</text:span><text:span text:style-name="T89"> e per ogni Compito </text:span><text:span text:style-name="T108">compito </text:span><text:span text:style-name="T89">tale che </text:span><text:span text:style-name="T108">compito</text:span><text:span text:style-name="T89"> </text:span><text:span text:style-name="T100">realizza</text:span><text:span text:style-name="T89"> </text:span><text:span text:style-name="T108">man</text:span></text:p>
              <text:list>
                <text:list-item>
                  <text:p text:style-name="P77"><text:span text:style-name="T114">compito</text:span><text:span text:style-name="T88">.stima tempo = 0</text:span></text:p>
                </text:list-item>
                <text:list-item>
                  <text:p text:style-name="P77"><text:span text:style-name="T114">compito</text:span><text:span text:style-name="T88">.da preparare = sì</text:span></text:p>
                </text:list-item>
                <text:list-item>
                  <text:p text:style-name="P77"><text:span text:style-name="T114">compito</text:span><text:span text:style-name="T88">.quantità = “”</text:span></text:p>
                </text:list-item>
                <text:list-item>
                  <text:p text:style-name="P77"><text:span text:style-name="T88">[se un Cuoco </text:span><text:span text:style-name="T114">c</text:span><text:span text:style-name="T88"> </text:span><text:span text:style-name="T99">lavora a </text:span><text:span text:style-name="T114">compito</text:span><text:span text:style-name="T88">] <text:s/>l’associazione </text:span><text:span text:style-name="T99">lavora a </text:span><text:span text:style-name="T88">tra </text:span><text:span text:style-name="T114">c</text:span><text:span text:style-name="T88"> e </text:span><text:span text:style-name="T114">compito</text:span><text:span text:style-name="T88"> è eliminata</text:span></text:p>
                </text:list-item>
                <text:list-item>
                  <text:p text:style-name="P77"><text:span text:style-name="T88">[se </text:span><text:span text:style-name="T114">compito</text:span><text:span text:style-name="T88"> </text:span><text:span text:style-name="T99">è svolto in </text:span><text:span text:style-name="T88">un TurnoDiCucina </text:span><text:span text:style-name="T114">t</text:span><text:span text:style-name="T88">] <text:s/>l’associazione </text:span><text:span text:style-name="T99">è svolto in </text:span><text:span text:style-name="T88">tra </text:span><text:span text:style-name="T114">compio </text:span><text:span text:style-name="T88">e </text:span><text:span text:style-name="T114">t</text:span><text:span text:style-name="T88"> è eliminata</text:span></text:p>
                </text:list-item>
              </text:list>
            </text:list-item>
          </text:list>
        </text:list-item>
      </text:list>
      <text:p text:style-name="P26"/>
      <text:p text:style-name="P3"/>
      <text:p text:style-name="P3"/>
      <text:p text:style-name="P3"/>
      <text:p text:style-name="P3"><text:soft-page-break/><text:span text:style-name="T65">2</text:span>. <text:span text:style-name="T60">aggiungiCompito</text:span>(<text:span text:style-name="T7">foglio</text:span><text:span text:style-name="T24"> : FoglioRiepilogativo, </text:span><text:span text:style-name="T13">mansione</text:span><text:span text:style-name="T24"> : </text:span><text:span text:style-name="T31">MansioneDiCucina</text:span><text:span text:style-name="T18">)</text:span></text:p>
      <text:p text:style-name="P9"/>
      <text:p text:style-name="P13">Pre-condizioni :</text:p>
      <text:list xml:id="list214339239635182" text:continue-list="list214339098317184" text:style-name="L1">
        <text:list-item>
          <text:p text:style-name="P44">sono state <text:span text:style-name="T87">aperte</text:span> una o più istanze di FoglioRiepilogativo comprendenti <text:span text:style-name="T1">foglio</text:span> </text:p>
        </text:list-item>
      </text:list>
      <text:p text:style-name="P19"/>
      <text:p text:style-name="P13">Post-condizioni : </text:p>
      <text:list xml:id="list1798264108" text:style-name="L4">
        <text:list-item>
          <text:p text:style-name="P50">è stata creata una nuova istanza <text:span text:style-name="T41">compito</text:span> di Compito</text:p>
        </text:list-item>
        <text:list-item>
          <text:p text:style-name="P62">compito<text:span text:style-name="T70"> </text:span><text:span text:style-name="T73">realizza</text:span><text:span text:style-name="T70"> </text:span><text:span text:style-name="T75">mansione</text:span></text:p>
        </text:list-item>
        <text:list-item>
          <text:p text:style-name="P64"><text:span text:style-name="T70">foglio</text:span><text:span text:style-name="T78"> </text:span><text:span text:style-name="T79">elenca</text:span><text:span text:style-name="T78"> </text:span><text:span text:style-name="T18">compito</text:span></text:p>
        </text:list-item>
      </text:list>
      <text:p text:style-name="P26"/>
      <text:p text:style-name="P26"/>
      <text:p text:style-name="P26"/>
      <text:p text:style-name="P3"/>
      <text:p text:style-name="P3"><text:span text:style-name="T65">2a</text:span>.<text:span text:style-name="T65">1</text:span> <text:span text:style-name="T85">eliminaCompito</text:span>(<text:span text:style-name="T11">foglio</text:span><text:span text:style-name="T29"> : FoglioRiepilogativo, </text:span><text:span text:style-name="T11">compito</text:span><text:span text:style-name="T29"> : Compito</text:span><text:span text:style-name="T18">)</text:span></text:p>
      <text:p text:style-name="P9"/>
      <text:p text:style-name="P13">Pre-condizioni :</text:p>
      <text:list xml:id="list214339120011651" text:continue-list="list214339239635182" text:style-name="L1">
        <text:list-item>
          <text:p text:style-name="P45">sono state <text:span text:style-name="T87">aperte</text:span> una o più istanze di FoglioRiepilogativo comprendenti <text:span text:style-name="T1">foglio</text:span> </text:p>
        </text:list-item>
        <text:list-item>
          <text:p text:style-name="P65"><text:span text:style-name="T70">foglio</text:span><text:span text:style-name="T78"> </text:span><text:span text:style-name="T79">elenca</text:span><text:span text:style-name="T78"> </text:span><text:span text:style-name="T70">compito</text:span></text:p>
        </text:list-item>
      </text:list>
      <text:p text:style-name="P19"/>
      <text:p text:style-name="P13">Post-condizioni : </text:p>
      <text:list xml:id="list106670941" text:style-name="L5">
        <text:list-item>
          <text:p text:style-name="P52">la relazione <text:span text:style-name="T61">elenca</text:span> tra <text:span text:style-name="T1">foglio</text:span> e <text:span text:style-name="T1">compito</text:span> è eliminata</text:p>
        </text:list-item>
        <text:list-item>
          <text:p text:style-name="P52">[se <text:span text:style-name="T1">compito</text:span> <text:span text:style-name="T61">è svolto in </text:span>un TurnoDiCucina <text:span text:style-name="T41">turno</text:span>] la relazione <text:span text:style-name="T61">è svolto in</text:span> tra <text:span text:style-name="T1">compito</text:span> e <text:span text:style-name="T41">turno</text:span> è eliminata</text:p>
        </text:list-item>
        <text:list-item>
          <text:p text:style-name="P35">compito<text:span text:style-name="T18"> è eliminato</text:span></text:p>
        </text:list-item>
      </text:list>
      <text:p text:style-name="P26"/>
      <text:p text:style-name="P3"/>
      <text:p text:style-name="P3"/>
      <text:p text:style-name="P3"/>
      <text:p text:style-name="P3"><text:span text:style-name="T65">3</text:span>. <text:span text:style-name="T65">ordinaCompiti</text:span>(<text:span text:style-name="T8">foglio</text:span><text:span text:style-name="T25"> : FoglioRiepilogativo, </text:span><text:span text:style-name="T26">ordinamento</text:span><text:span text:style-name="T18">)</text:span></text:p>
      <text:p text:style-name="P9"/>
      <text:p text:style-name="P13">Pre-condizioni :</text:p>
      <text:list xml:id="list214340136003552" text:continue-list="list214339120011651" text:style-name="L1">
        <text:list-item>
          <text:p text:style-name="P46">sono state <text:span text:style-name="T87">aperte</text:span> una o più istanze di FoglioRiepilogativo comprendenti <text:span text:style-name="T1">foglio</text:span> </text:p>
        </text:list-item>
      </text:list>
      <text:p text:style-name="P19"/>
      <text:p text:style-name="P13">Post-condizioni : </text:p>
      <text:list xml:id="list2777964129" text:style-name="L6">
        <text:list-item>
          <text:p text:style-name="P53">l’associazione <text:span text:style-name="T62">elenca</text:span><text:span text:style-name="T66"> fra </text:span><text:span text:style-name="T4">foglio</text:span><text:span text:style-name="T66"> ed i Compiti è modificata in accordo a </text:span><text:span text:style-name="T4">ordinamento</text:span></text:p>
        </text:list-item>
      </text:list>
      <text:p text:style-name="P26"/>
      <text:p text:style-name="P69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><text:span text:style-name="T135">4.</text:span> <text:span text:style-name="T65">modificaTurnoDiCucina</text:span>(<text:span text:style-name="T10">foglio</text:span><text:span text:style-name="T28"> : FoglioRiepilogativo, </text:span><text:span text:style-name="T9">compito</text:span><text:span text:style-name="T27"> : Compito, </text:span><text:span text:style-name="T14">turno</text:span><text:span text:style-name="T27"> : </text:span><text:span text:style-name="T32">TurnoDiCucina</text:span><text:span text:style-name="T18">)</text:span></text:p>
      <text:p text:style-name="P74"/>
      <text:p text:style-name="P67">Pre-condizioni :</text:p>
      <text:list xml:id="list214340658298495" text:continue-list="list214340136003552" text:style-name="L1">
        <text:list-item>
          <text:p text:style-name="P49">sono state <text:span text:style-name="T87">aperte</text:span> una o più istanze di FoglioRiepilogativo comprendenti <text:span text:style-name="T1">foglio</text:span> </text:p>
        </text:list-item>
        <text:list-item>
          <text:p text:style-name="P31"><text:span text:style-name="T105">foglio</text:span><text:span text:style-name="T91"> </text:span><text:span text:style-name="T102">elenca</text:span><text:span text:style-name="T91"> </text:span><text:span text:style-name="T105">compito</text:span></text:p>
        </text:list-item>
      </text:list>
      <text:p text:style-name="P57"/>
      <text:p text:style-name="P67">Post-condizioni :</text:p>
      <text:list xml:id="list1327528815" text:style-name="L16">
        <text:list-item>
          <text:p text:style-name="P86"><text:span text:style-name="T115">se </text:span><text:span text:style-name="T127">turno</text:span><text:span text:style-name="T116"> è specificato</text:span><text:span text:style-name="T119">, </text:span><text:span text:style-name="T116"><text:s/></text:span><text:span text:style-name="T127">turno</text:span><text:span text:style-name="T118">.stato temporale != passato</text:span><text:span text:style-name="T116">,</text:span><text:span text:style-name="T119"> <text:s/></text:span><text:span text:style-name="T128">turno</text:span><text:span text:style-name="T121">.completo = no<text:line-break/></text:span><text:span text:style-name="T123">e </text:span><text:span text:style-name="T118"><text:s/></text:span><text:span text:style-name="T119">[</text:span><text:span text:style-name="T123">non</text:span><text:span text:style-name="T119"> </text:span><text:span text:style-name="T117">esiste un </text:span><text:span text:style-name="T92">Cuoco </text:span><text:span text:style-name="T110">cuoco</text:span><text:span text:style-name="T92"> tale che </text:span><text:span text:style-name="T110">cuoco </text:span><text:span text:style-name="T103">lavora a </text:span><text:span text:style-name="T106">compito</text:span><text:span text:style-name="T93">, <text:s/></text:span><text:span text:style-name="T98">oppure</text:span><text:span text:style-name="T93"> </text:span><text:span text:style-name="T111">cuoco </text:span><text:span text:style-name="T103">è disponibile in </text:span><text:span text:style-name="T106">turno</text:span><text:span text:style-name="T93">]</text:span></text:p>
          <text:list>
            <text:list-item>
              <text:p text:style-name="P54">[se <text:span text:style-name="T1">compito</text:span> <text:span text:style-name="T64">è svolto in</text:span><text:span text:style-name="T134"> un TurnoDiCucina </text:span><text:span text:style-name="T43">turno</text:span>] <text:s/>la relazione <text:span text:style-name="T64">è svolto in</text:span><text:span text:style-name="T61"> </text:span>tra <text:span text:style-name="T15">compito</text:span> e <text:span text:style-name="T43">turno </text:span>è eliminata</text:p>
            </text:list-item>
            <text:list-item>
              <text:p text:style-name="P39"><text:span text:style-name="T67">compito</text:span><text:span text:style-name="T37"> </text:span><text:span text:style-name="T39">è svolto in</text:span><text:span text:style-name="T38"> </text:span><text:span text:style-name="T69">turno</text:span></text:p>
            </text:list-item>
          </text:list>
        </text:list-item>
        <text:list-item>
          <text:p text:style-name="P59"><text:span text:style-name="T69">s</text:span><text:span text:style-name="T67">e </text:span><text:span text:style-name="T6">turno</text:span><text:span text:style-name="T67"> non è specificato ed esiste un TurnoDiCucina </text:span><text:span text:style-name="T44">turno</text:span><text:span text:style-name="T67"> tale che </text:span><text:span text:style-name="T6">compito</text:span><text:span text:style-name="T67"> </text:span>è svolto in<text:span text:style-name="T67"> </text:span><text:span text:style-name="T44">turno</text:span></text:p>
          <text:list>
            <text:list-item>
              <text:p text:style-name="P59"><text:span text:style-name="T67">la relazione </text:span>è svolto in<text:span text:style-name="T67"> tra </text:span><text:span text:style-name="T6">compito</text:span><text:span text:style-name="T67"> e </text:span><text:span text:style-name="T44">turno</text:span><text:span text:style-name="T67"> è eliminata</text:span></text:p>
            </text:list-item>
          </text:list>
        </text:list-item>
      </text:list>
      <text:p text:style-name="P28"/>
      <text:p text:style-name="P6"/>
      <text:p text:style-name="P6"/>
      <text:p text:style-name="P6"><text:span text:style-name="T135">4a</text:span>.<text:span text:style-name="T65">1</text:span> <text:span text:style-name="T65">modificaCuoco</text:span>(<text:span text:style-name="T10">foglio</text:span><text:span text:style-name="T28"> : FoglioRiepilogativo, </text:span><text:span text:style-name="T9">compito</text:span><text:span text:style-name="T27"> : Compito, </text:span><text:span text:style-name="T9">cuoco</text:span><text:span text:style-name="T27"> : Cuoco</text:span><text:span text:style-name="T18">)</text:span></text:p>
      <text:p text:style-name="P9"/>
      <text:p text:style-name="P13">Pre-condizioni :</text:p>
      <text:list xml:id="list214341077452051" text:continue-list="list214340658298495" text:style-name="L1">
        <text:list-item>
          <text:p text:style-name="P47">sono state <text:span text:style-name="T87">aperte</text:span> una o più istanze di FoglioRiepilogativo comprendenti <text:span text:style-name="T1">foglio</text:span> </text:p>
        </text:list-item>
        <text:list-item>
          <text:p text:style-name="P29"><text:span text:style-name="T105">foglio</text:span><text:span text:style-name="T91"> </text:span><text:span text:style-name="T102">elenca</text:span><text:span text:style-name="T91"> </text:span><text:span text:style-name="T105">compito</text:span></text:p>
        </text:list-item>
      </text:list>
      <text:p text:style-name="P22"/>
      <text:p text:style-name="P15">Post-condizioni :</text:p>
      <text:list xml:id="list1528370867" text:style-name="L8">
        <text:list-item>
          <text:p text:style-name="P79"><text:span text:style-name="T114">se </text:span><text:span text:style-name="T130">cuoco</text:span><text:span text:style-name="T114"> non è specificato</text:span></text:p>
          <text:list>
            <text:list-item>
              <text:p text:style-name="P82"><text:span text:style-name="T131">[se un cuoco </text:span><text:span text:style-name="T113">cuoco</text:span><text:span text:style-name="T131"> </text:span><text:span text:style-name="T133">lavora a </text:span><text:span text:style-name="T129">compito</text:span><text:span text:style-name="T131">] <text:s/>la relazione </text:span><text:span text:style-name="T133">lavora a </text:span><text:span text:style-name="T131">tra </text:span><text:span text:style-name="T113">cuoco</text:span><text:span text:style-name="T131"> e </text:span><text:span text:style-name="T129">compito</text:span><text:span text:style-name="T131"> è eliminata</text:span></text:p>
            </text:list-item>
          </text:list>
        </text:list-item>
        <text:list-item>
          <text:p text:style-name="P78"><text:span text:style-name="T115">se </text:span><text:span text:style-name="T126">cuoco</text:span><text:span text:style-name="T116"> è specificato </text:span><text:span text:style-name="T122">e</text:span><text:span text:style-name="T120"> </text:span><text:span text:style-name="T122">[ non </text:span><text:span text:style-name="T117">esiste un TurnoDiCucina </text:span><text:span text:style-name="T109">turno</text:span><text:span text:style-name="T90"> tale che </text:span><text:span text:style-name="T104">compito</text:span><text:span text:style-name="T90"> </text:span><text:span text:style-name="T101">è svolto in</text:span><text:span text:style-name="T90"> </text:span><text:span text:style-name="T109">turno</text:span><text:span text:style-name="T90"> </text:span><text:span text:style-name="T97">oppure</text:span><text:span text:style-name="T90"> </text:span><text:span text:style-name="T104">cuoco</text:span><text:span text:style-name="T90"> </text:span><text:span text:style-name="T101">è disponibile in</text:span><text:span text:style-name="T90"> </text:span><text:span text:style-name="T109">turno </text:span><text:span text:style-name="T96">]</text:span></text:p>
          <text:list>
            <text:list-item>
              <text:p text:style-name="P83"><text:span text:style-name="T130">[se un cuoco </text:span><text:span text:style-name="T112">cuoco</text:span><text:span text:style-name="T130"> </text:span><text:span text:style-name="T132">lavora a </text:span><text:span text:style-name="T125">compito</text:span><text:span text:style-name="T130">] <text:s/>la relazione </text:span><text:span text:style-name="T132">lavora a </text:span><text:span text:style-name="T130">tra </text:span><text:span text:style-name="T112">cuoco</text:span><text:span text:style-name="T130"> e </text:span><text:span text:style-name="T125">compito</text:span><text:span text:style-name="T130"> è eliminata</text:span></text:p>
            </text:list-item>
            <text:list-item>
              <text:p text:style-name="P80"><text:span text:style-name="T130">cuoco</text:span><text:span text:style-name="T114"> </text:span><text:span text:style-name="T124">lavora a </text:span><text:span text:style-name="T130">compito</text:span></text:p>
            </text:list-item>
          </text:list>
        </text:list-item>
      </text:list>
      <text:p text:style-name="P20"/>
      <text:p text:style-name="P20"/>
      <text:p text:style-name="P81"><text:span text:style-name="T120"/></text:p>
      <text:p text:style-name="P21"/>
      <text:p text:style-name="P7"><text:span text:style-name="T135">4b</text:span>.<text:span text:style-name="T65">1</text:span> <text:span text:style-name="T65">modificaStimaTempo</text:span>(<text:span text:style-name="T10">foglio</text:span><text:span text:style-name="T28"> : FoglioRiepilogativo, </text:span><text:span text:style-name="T9">compito</text:span><text:span text:style-name="T27"> : Compito, </text:span><text:span text:style-name="T16">stimaTempo</text:span><text:span text:style-name="T33"> : minuti</text:span><text:span text:style-name="T18">)</text:span></text:p>
      <text:p text:style-name="P11"/>
      <text:p text:style-name="P16">Pre-condizioni :</text:p>
      <text:list xml:id="list214340936554831" text:continue-list="list214341077452051" text:style-name="L1">
        <text:list-item>
          <text:p text:style-name="P48">sono state <text:span text:style-name="T87">aperte</text:span> una o più istanze di FoglioRiepilogativo comprendenti <text:span text:style-name="T1">foglio</text:span> </text:p>
        </text:list-item>
        <text:list-item>
          <text:p text:style-name="P30"><text:span text:style-name="T105">foglio</text:span><text:span text:style-name="T91"> </text:span><text:span text:style-name="T102">elenca</text:span><text:span text:style-name="T91"> </text:span><text:span text:style-name="T105">compito</text:span></text:p>
        </text:list-item>
      </text:list>
      <text:p text:style-name="P23"><text:soft-page-break/></text:p>
      <text:p text:style-name="P16">Post-condizioni :</text:p>
      <text:list xml:id="list1478904046" text:style-name="L10">
        <text:list-item>
          <text:p text:style-name="P55"><text:span text:style-name="T1">compito</text:span>.stima tempo = <text:span text:style-name="T1">stimaTempo</text:span></text:p>
        </text:list-item>
      </text:list>
      <text:p text:style-name="P24"/>
      <text:p text:style-name="P24"/>
      <text:p text:style-name="P7"><text:span text:style-name="T135">4c</text:span>.<text:span text:style-name="T65">1</text:span> <text:span text:style-name="T65">modificaQuantità</text:span>(<text:span text:style-name="T10">foglio</text:span><text:span text:style-name="T28"> : FoglioRiepilogativo, </text:span><text:span text:style-name="T9">compito</text:span><text:span text:style-name="T27"> : Compito, </text:span><text:span text:style-name="T17">quantità</text:span><text:span text:style-name="T34"> : testo</text:span><text:span text:style-name="T18">)</text:span></text:p>
      <text:p text:style-name="P11"/>
      <text:p text:style-name="P16">Pre-condizioni :</text:p>
      <text:list xml:id="list1255262316" text:style-name="L11">
        <text:list-item>
          <text:p text:style-name="P84"><text:span text:style-name="T94">sono state </text:span><text:span text:style-name="T95">aperte</text:span><text:span text:style-name="T94"> una o più istanze di FoglioRiepilogativo comprendenti </text:span><text:span text:style-name="T107">foglio</text:span><text:span text:style-name="T94"> </text:span></text:p>
        </text:list-item>
      </text:list>
      <text:list xml:id="list214339923756420" text:continue-list="list214340936554831" text:style-name="L1">
        <text:list-item>
          <text:p text:style-name="P30"><text:span text:style-name="T105">foglio</text:span><text:span text:style-name="T91"> </text:span><text:span text:style-name="T102">elenca</text:span><text:span text:style-name="T91"> </text:span><text:span text:style-name="T105">compito</text:span></text:p>
        </text:list-item>
      </text:list>
      <text:p text:style-name="P23"/>
      <text:p text:style-name="P16">Post-condizioni :</text:p>
      <text:list xml:id="list532457573" text:style-name="L12">
        <text:list-item>
          <text:p text:style-name="P56"><text:span text:style-name="T1">compito</text:span>.quantità = <text:span text:style-name="T1">quantità</text:span></text:p>
        </text:list-item>
      </text:list>
      <text:p text:style-name="P27"/>
      <text:p text:style-name="P7"/>
      <text:p text:style-name="P7"/>
      <text:p text:style-name="P5"><text:span text:style-name="T135">4d</text:span>.<text:span text:style-name="T65">1</text:span> <text:span text:style-name="T65">segnaCompitoPreparato</text:span>(<text:span text:style-name="T12">foglio</text:span><text:span text:style-name="T30"> : FoglioRiepilogativo,</text:span><text:span text:style-name="T18"> </text:span><text:span text:style-name="T3">compito</text:span><text:span text:style-name="T21"> : Compito</text:span><text:span text:style-name="T18">)</text:span></text:p>
      <text:p text:style-name="P10"/>
      <text:p text:style-name="P14">Pre-condizioni : </text:p>
      <text:list xml:id="list214340738255065" text:continue-list="list1255262316" text:style-name="L11">
        <text:list-item>
          <text:p text:style-name="P85"><text:span text:style-name="T94">sono state </text:span><text:span text:style-name="T95">aperte</text:span><text:span text:style-name="T94"> una o più istanze di FoglioRiepilogativo comprendenti </text:span><text:span text:style-name="T107">foglio</text:span><text:span text:style-name="T94"> </text:span></text:p>
        </text:list-item>
      </text:list>
      <text:list xml:id="list3451542078" text:style-name="L13">
        <text:list-item>
          <text:p text:style-name="P66"><text:span text:style-name="T77">foglio</text:span><text:span text:style-name="T82"> </text:span><text:span text:style-name="T72">elenca</text:span><text:span text:style-name="T82"> </text:span><text:span text:style-name="T77">compito</text:span></text:p>
        </text:list-item>
      </text:list>
      <text:p text:style-name="P17">Post-condizioni : <text:span text:style-name="T80"><text:s/></text:span><text:span text:style-name="T83">se </text:span><text:span text:style-name="T81">nessun Cuoco </text:span><text:span text:style-name="T71">lavora a </text:span><text:span text:style-name="T76">compito</text:span><text:span text:style-name="T81"> e </text:span><text:span text:style-name="T76">compito</text:span><text:span text:style-name="T81"> </text:span><text:span text:style-name="T71">non è svolto in</text:span><text:span text:style-name="T81"> alcun TurnoDiCucina</text:span></text:p>
      <text:list xml:id="list3621165936" text:style-name="L14">
        <text:list-item>
          <text:p text:style-name="P36">compito<text:span text:style-name="T18">.</text:span><text:span text:style-name="T35">preparato</text:span><text:span text:style-name="T18"> = </text:span><text:span text:style-name="T35">sì</text:span></text:p>
        </text:list-item>
      </text:list>
      <text:p text:style-name="P26"/>
      <text:p text:style-name="P38"/>
      <text:p text:style-name="P70"/>
      <text:p text:style-name="P70"><text:span text:style-name="T84">4e</text:span>.<text:span text:style-name="T135">1</text:span> <text:span text:style-name="T84">consultaTabelloneTurni</text:span>(<text:span text:style-name="T18">)</text:span></text:p>
      <text:p text:style-name="P74"/>
      <text:p text:style-name="P67">Pre-condizioni : <text:span text:style-name="T68">assenti, potrebbe essere eseguita in qualsiasi momento / UC</text:span></text:p>
      <text:p text:style-name="P58">Post-condizioni : <text:span text:style-name="T68">assenti, è un’interrogazione al sistema</text:span></text:p>
      <text:p text:style-name="P58"><text:span text:style-name="T68"/></text:p>
      <text:p text:style-name="P58"><text:span text:style-name="T68"/></text:p>
      <text:p text:style-name="P70"/>
      <text:p text:style-name="P70"><text:span text:style-name="T135">4e</text:span>.<text:span text:style-name="T135">2</text:span> <text:span text:style-name="T65">segnaTurnoDiCucinaCompleto</text:span>(<text:span text:style-name="T3">turno</text:span><text:span text:style-name="T21"> : TurnoDiCucina, </text:span><text:span text:style-name="T3">completo</text:span><text:span text:style-name="T21"> : sì/no</text:span><text:span text:style-name="T18">)</text:span></text:p>
      <text:p text:style-name="P74"/>
      <text:p text:style-name="P67">Pre-condizioni : --</text:p>
      <text:p text:style-name="P67">Post-condizioni : </text:p>
      <text:list xml:id="list1282936118" text:style-name="L15">
        <text:list-item>
          <text:p text:style-name="P37"><text:span text:style-name="T68">turno</text:span><text:span text:style-name="T27">.completo = </text:span><text:span text:style-name="T68">comple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21T21:43:38.316000000</dc:date>
    <meta:editing-duration>P1DT2H37M47S</meta:editing-duration>
    <meta:editing-cycles>24</meta:editing-cycles>
    <meta:document-statistic meta:table-count="0" meta:image-count="0" meta:object-count="0" meta:page-count="4" meta:paragraph-count="91" meta:word-count="777" meta:character-count="4877" meta:non-whitespace-character-count="4218"/>
  </office:meta>
</office:document-meta>
</file>